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5ca" officeooo:paragraph-rsid="000095ca"/>
    </style:style>
    <style:style style:name="P2" style:family="paragraph" style:parent-style-name="Standard" style:list-style-name="L1">
      <style:text-properties officeooo:rsid="000095ca" officeooo:paragraph-rsid="000095ca"/>
    </style:style>
    <style:style style:name="P3" style:family="paragraph" style:parent-style-name="Standard" style:list-style-name="L2">
      <style:text-properties officeooo:rsid="000095ca" officeooo:paragraph-rsid="000095c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 pour l’écrit </text:p>
      <text:list xml:id="list2470890032067928788" text:style-name="L1">
        <text:list-item>
          <text:p text:style-name="P2">La première lecture : Lire rapidement </text:p>
        </text:list-item>
        <text:list-item>
          <text:p text:style-name="P2">Lire les questions et le sujet d’expression </text:p>
        </text:list-item>
        <text:list-item>
          <text:p text:style-name="P2">2<text:span text:style-name="T1">e</text:span> lecture : Passer du temps dessus </text:p>
          <text:list>
            <text:list-header>
              <text:p text:style-name="P2">Conseil : Surligner les lieux, les persos </text:p>
              <text:p text:style-name="P2">Ne pas s’arrêter au premier lieu rencontré </text:p>
            </text:list-header>
          </text:list>
        </text:list-item>
        <text:list-item>
          <text:p text:style-name="P2">TOUT est rédigé, toujours faire des phrases </text:p>
        </text:list-item>
        <text:list-item>
          <text:p text:style-name="P2">Quand on cite, toujours les guillemets, les lignes, ne pas citer trop long </text:p>
        </text:list-item>
      </text:list>
      <text:p text:style-name="P1"/>
      <text:list xml:id="list6679549473868040721" text:style-name="L2">
        <text:list-item>
          <text:p text:style-name="P3">Expression : si question d’opinion : surtout pas d’entrée </text:p>
          <text:list>
            <text:list-header>
              <text:p text:style-name="P3">Pas de « Je pense que » dès le début </text:p>
              <text:p text:style-name="P3">Il faut penser le pour, le contre, puis conclure </text:p>
            </text:list-header>
          </text:list>
        </text:list-item>
        <text:list-item>
          <text:p text:style-name="P3">La règle des 10 % s’applique aussi bien dans les questions que dans l’expression </text:p>
          <text:list>
            <text:list-header>
              <text:p text:style-name="P3">Compter à la louche </text:p>
            </text:list-header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4:28:44.438000000</meta:creation-date>
    <dc:date>2019-06-03T14:45:10.766000000</dc:date>
    <meta:editing-duration>PT6M16S</meta:editing-duration>
    <meta:editing-cycles>1</meta:editing-cycles>
    <meta:document-statistic meta:table-count="0" meta:image-count="0" meta:object-count="0" meta:page-count="1" meta:paragraph-count="13" meta:word-count="115" meta:character-count="600" meta:non-whitespace-character-count="497"/>
    <meta:generator>LibreOffice/5.1.6.2$Windows_x86 LibreOffice_project/07ac168c60a517dba0f0d7bc7540f5afa45f0909</meta:generator>
  </office:meta>
</office:document-meta>
</file>